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mo1" svg:font-family="Arimo, monospace"/>
    <style:font-face style:name="Cousine" svg:font-family="Cousine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lbany" svg:font-family="Albany" style:font-family-generic="swiss" style:font-pitch="variable"/>
    <style:font-face style:name="Arimo" svg:font-family="Arimo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Preformatted_20_Text" style:master-page-name="HTML">
      <style:paragraph-properties style:page-number="auto"/>
      <style:text-properties fo:font-size="12pt" fo:font-weight="bold"/>
    </style:style>
    <style:style style:name="T1" style:family="text">
      <style:text-properties fo:font-size="12pt"/>
    </style:style>
    <style:style style:name="T2" style:family="text">
      <style:text-properties fo:font-size="12pt" fo:font-style="italic"/>
    </style:style>
    <style:style style:name="T3" style:family="text">
      <style:text-properties fo:font-size="12pt" fo:font-weight="bold"/>
    </style:style>
    <style:style style:name="T4" style:family="text">
      <style:text-properties fo:font-size="8pt"/>
    </style:style>
    <style:style style:name="T5" style:family="text">
      <style:text-properties fo:font-style="italic"/>
    </style:style>
    <style:style style:name="T6" style:family="text">
      <style:text-properties fo:font-weight="bold"/>
    </style:style>
    <style:style style:name="T7" style:family="text">
      <style:text-properties fo:font-weight="normal"/>
    </style:style>
    <style:style style:name="T8" style:family="text">
      <style:text-properties fo:font-variant="normal" fo:text-transform="none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Top of document"/>Help file for Home Budget Tracker.</text:p>
      <text:p text:style-name="P1">Final version ODS</text:p>
      <text:p text:style-name="Preformatted_20_Text"/>
      <text:p text:style-name="Preformatted_20_Text"><text:a xlink:type="simple" xlink:href="#Overview" text:style-name="Internet_20_link" text:visited-style-name="Visited_20_Internet_20_Link"><text:span text:style-name="T1">Overview</text:span></text:a></text:p>
      <text:p text:style-name="Preformatted_20_Text"><text:a xlink:type="simple" xlink:href="#Manually" text:style-name="Internet_20_link" text:visited-style-name="Visited_20_Internet_20_Link"><text:span text:style-name="T1">How to set up manually.</text:span></text:a></text:p>
      <text:p text:style-name="Preformatted_20_Text"><text:a xlink:type="simple" xlink:href="#Import via CSV" text:style-name="Internet_20_link" text:visited-style-name="Visited_20_Internet_20_Link"><text:span text:style-name="T1">How to import transactions via CSV</text:span></text:a><text:span text:style-name="T1">.</text:span></text:p>
      <text:p text:style-name="Preformatted_20_Text"><text:a xlink:type="simple" xlink:href="#Edit transaction" text:style-name="Internet_20_link" text:visited-style-name="Visited_20_Internet_20_Link"><text:span text:style-name="T1">How to Edit transactions</text:span></text:a><text:span text:style-name="T1">.</text:span></text:p>
      <text:p text:style-name="Preformatted_20_Text"><text:a xlink:type="simple" xlink:href="#Delete transaction" text:style-name="Internet_20_link" text:visited-style-name="Visited_20_Internet_20_Link"><text:span text:style-name="T1">How to delete transactions</text:span></text:a><text:span text:style-name="T1">.</text:span></text:p>
      <text:p text:style-name="Preformatted_20_Text"><text:a xlink:type="simple" xlink:href="#Add categories" text:style-name="Internet_20_link" text:visited-style-name="Visited_20_Internet_20_Link"><text:span text:style-name="T1">How to add categories.</text:span></text:a></text:p>
      <text:p text:style-name="Preformatted_20_Text"><text:a xlink:type="simple" xlink:href="#Rename categories" text:style-name="Internet_20_link" text:visited-style-name="Visited_20_Internet_20_Link"><text:span text:style-name="T1">How to rename categories.</text:span></text:a></text:p>
      <text:p text:style-name="Preformatted_20_Text"><text:a xlink:type="simple" xlink:href="#Add transactions" text:style-name="Internet_20_link" text:visited-style-name="Visited_20_Internet_20_Link"><text:span text:style-name="T1">How to add transactions.</text:span></text:a></text:p>
      <text:p text:style-name="Preformatted_20_Text"><text:a xlink:type="simple" xlink:href="#Delete transaction" text:style-name="Internet_20_link" text:visited-style-name="Visited_20_Internet_20_Link"><text:span text:style-name="T1">How to delete transactions.</text:span></text:a></text:p>
      <text:p text:style-name="Preformatted_20_Text"><text:a xlink:type="simple" xlink:href="#Import via CSV" text:style-name="Internet_20_link" text:visited-style-name="Visited_20_Internet_20_Link"><text:span text:style-name="T1">How to set up using a CSV loader</text:span></text:a></text:p>
      <text:p text:style-name="Preformatted_20_Text"><text:a xlink:type="simple" xlink:href="#Find future" text:style-name="Internet_20_link" text:visited-style-name="Visited_20_Internet_20_Link"><text:span text:style-name="T1">How to Find future transactions.</text:span></text:a></text:p>
      <text:p text:style-name="Preformatted_20_Text"><text:a xlink:type="simple" xlink:href="#Day before balances" text:style-name="Internet_20_link" text:visited-style-name="Visited_20_Internet_20_Link"><text:span text:style-name="T1">How to view balances </text:span></text:a><text:a xlink:type="simple" xlink:href="#Day before balances" text:style-name="Internet_20_link" text:visited-style-name="Visited_20_Internet_20_Link"><text:span text:style-name="T2">the</text:span></text:a><text:a xlink:type="simple" xlink:href="#Day before balances" text:style-name="Internet_20_link" text:visited-style-name="Visited_20_Internet_20_Link"><text:span text:style-name="T4"> </text:span></text:a><text:a xlink:type="simple" xlink:href="#Day before balances" text:style-name="Internet_20_link" text:visited-style-name="Visited_20_Internet_20_Link"><text:span text:style-name="T2">day</text:span></text:a><text:a xlink:type="simple" xlink:href="#Day before balances" text:style-name="Internet_20_link" text:visited-style-name="Visited_20_Internet_20_Link"><text:span text:style-name="T4"> </text:span></text:a><text:a xlink:type="simple" xlink:href="#Day before balances" text:style-name="Internet_20_link" text:visited-style-name="Visited_20_Internet_20_Link"><text:span text:style-name="T2">before</text:span></text:a><text:a xlink:type="simple" xlink:href="#Day before balances" text:style-name="Internet_20_link" text:visited-style-name="Visited_20_Internet_20_Link"><text:span text:style-name="T4"> </text:span></text:a><text:a xlink:type="simple" xlink:href="#Day before balances" text:style-name="Internet_20_link" text:visited-style-name="Visited_20_Internet_20_Link"><text:span text:style-name="T1">your salary.</text:span></text:a></text:p>
      <text:p text:style-name="Preformatted_20_Text"><text:a xlink:type="simple" xlink:href="#Export 24-month" text:style-name="Internet_20_link" text:visited-style-name="Visited_20_Internet_20_Link"><text:span text:style-name="T1">How to export 24-month projection</text:span></text:a><text:span text:style-name="T1">.</text:span></text:p>
      <text:p text:style-name="Preformatted_20_Text"><text:a xlink:type="simple" xlink:href="#Top of document" text:style-name="Internet_20_link" text:visited-style-name="Visited_20_Internet_20_Link"><text:span text:style-name="T1">How to return to top of app</text:span></text:a><text:span text:style-name="T1">.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bookmark text:name="Overview"/><text:span text:style-name="T6">Overview</text:span>.</text:p>
      <text:p text:style-name="P1">This app is designed to help you manage your home budget, on the assumption that all income (salary, pension etc) and expense (all outgoings) are transactions within one bank,account.</text:p>
      <text:p text:style-name="Preformatted_20_Text"/>
      <text:p text:style-name="P1">The app allows for <text:span text:style-name="T6">income</text:span> and <text:span text:style-name="T6">expense </text:span><text:span text:style-name="T7">on</text:span> <text:span text:style-name="T6">monthly and 4-weekly intervals</text:span></text:p>
      <text:p text:style-name="P1">You can also add <text:span text:style-name="T6">irregular</text:span> income and expense items (one off items that will always come up)</text:p>
      <text:p text:style-name="Preformatted_20_Text"/>
      <text:p text:style-name="P1">The top part of the screen has <text:span text:style-name="T6">opening</text:span> <text:span text:style-name="T6">balance</text:span> (the balance of your account when you begin using the app) and the <text:span text:style-name="T6">start</text:span> <text:span text:style-name="T6">date</text:span> (the start date when you begin using the app)</text:p>
      <text:p text:style-name="P1">Next are listed all your <text:span text:style-name="T6">income</text:span> and <text:span text:style-name="T6">expense</text:span> transactions, this is where you define whether they are <text:span text:style-name="T6">monthly</text:span> or <text:span text:style-name="T6">4-weekly, </text:span><text:span text:style-name="T7">you should also enter the type of category (Household, Savings, Insurance, Car etc).</text:span></text:p>
      <text:p text:style-name="Preformatted_20_Text"/>
      <text:p text:style-name="P1">The bottom table is <text:span text:style-name="T8">24-month projection</text:span>. When you add a transaction, the system uses the <text:span text:style-name="T6">start</text:span> <text:span text:style-name="T6">date</text:span> and <text:span text:style-name="T6">opening</text:span> <text:span text:style-name="T6">balance</text:span> and immediately populates the 24-month projection table with the transactions for 24 months from the currently defined <text:span text:style-name="T6">start</text:span> <text:span text:style-name="T6">date.</text:span> </text:p>
      <text:p text:style-name="P1">Going forward, you can leave the <text:span text:style-name="T6">start</text:span> <text:span text:style-name="T6">date</text:span> as it is when you initially set the system up, but more likely you will amend the <text:span text:style-name="T6">start</text:span> <text:span text:style-name="T6">date</text:span> and <text:span text:style-name="T6">opening</text:span> <text:span text:style-name="T6">balance</text:span>, perhaps on a weekly basis, because once you are satisfied the transaction has come off your bank account, you have a record of that in that bank account. This app is about managing your finances <text:span text:style-name="T5">going</text:span> <text:span text:style-name="T5">forward</text:span>, and the <text:span text:style-name="T6">2</text:span><text:span text:style-name="T8">4-month projection</text:span> table will show quite clearly what your finances will,be at any point in the next 24 months.</text:p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1"><text:bookmark text:name="Manually"/><text:span text:style-name="T6">How to set up manually</text:span>.</text:p>
      <text:p text:style-name="P1">To start the app, enter a star date and your bank balance (opening balance) on this date.</text:p>
      <text:p text:style-name="P1">The 24-month projection table is then populated with one line per day from the start date for 24 months.</text:p>
      <text:p text:style-name="P1">Next, you should add whatever expense categories you want eg. Household, Insurance, Savings.</text:p>
      <text:p text:style-name="P1">Then start adding your expense (direct debits) and income (salary) transactions. If your start date is on 12th January, enter transactions from that date, till 11th February - this gives you one month's transactions. </text:p>
      <text:p text:style-name="P1">You add a Description, Amount, Type (Income or Expense), Period (Monthly or Weekly - you can also add irregular), Date and Category.</text:p>
      <text:p text:style-name="P1">As you add each transaction, the 24-month projection table will automatically be populated with one transaction per month for 24 months. Similarly, if you add a 4-weekly transaction, it will add it every 4 weeks from your initial date.</text:p>
      <text:p text:style-name="P1">You should add one month's of transactions, thereafter the 24-month projection table will show you projected bank balances for each day from the start date for 2 years.</text:p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1"><text:bookmark text:name="Edit transaction"/>How to Edit transaction</text:p>
      <text:p text:style-name="Preformatted_20_Text"/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1"><text:bookmark text:name="Delete transaction"/>How to delete transactions</text:p>
      <text:p text:style-name="Preformatted_20_Text"/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1"><text:bookmark text:name="Add categories"/>How to add categories.</text:p>
      <text:p text:style-name="Preformatted_20_Text"/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1"><text:bookmark text:name="Rename categories"/>How to rename categories.</text:p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1"><text:bookmark text:name="Add transactions"/>How to add transactions.</text:p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1">How to delete transaction</text:p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1"><text:bookmark text:name="CSV loader"/>How to set up using a CSV loader</text:p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reformatted_20_Text"/>
      <text:p text:style-name="Preformatted_20_Text"/>
      <text:p text:style-name="P1"><text:bookmark text:name="Find future"/>How to Find future transactions.</text:p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1"><text:bookmark text:name="Day before balances"/>How to view balances <text:span text:style-name="T5">the</text:span> <text:span text:style-name="T5">day</text:span> <text:span text:style-name="T5">before</text:span> your salary.</text:p>
      <text:p text:style-name="Preformatted_20_Text"/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1"><text:bookmark text:name="Import via CSV"/>How to import transactions via CSV.</text:p>
      <text:p text:style-name="Preformatted_20_Text"/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1"><text:bookmark text:name="Export 24-month"/>How to export 24-month projection.</text:p>
      <text:p text:style-name="Preformatted_20_Text"/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reformatted_20_Text"/>
      <text:p text:style-name="P1"><text:bookmark text:name="Return to top of app"/>How to return to top of app.</text:p>
      <text:p text:style-name="Preformatted_20_Text"/>
      <text:p text:style-name="Preformatted_20_Text"><text:a xlink:type="simple" xlink:href="#Top of document" text:style-name="Internet_20_link" text:visited-style-name="Visited_20_Internet_20_Link"><text:span text:style-name="T3">Top</text:span></text:a></text:p>
      <text:p text:style-name="Preformatted_20_Text"/>
      <text:p text:style-name="Preformatted_20_Text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mo1" svg:font-family="Arimo, monospace"/>
    <style:font-face style:name="Cousine" svg:font-family="Cousine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lbany" svg:font-family="Albany" style:font-family-generic="swiss" style:font-pitch="variable"/>
    <style:font-face style:name="Arimo" svg:font-family="Arim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nos" fo:font-size="12pt" fo:language="en" fo:country="GB" style:font-name-asian="Arimo" style:font-size-asian="12pt" style:language-asian="zh" style:country-asian="CN" style:font-name-complex="Arimo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GB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fo:language="en" fo:country="GB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sine" fo:font-size="10pt" fo:language="en" fo:country="GB" style:font-name-asian="Arimo1" style:font-size-asian="10pt" style:font-name-complex="Cousine" style:font-size-complex="10pt"/>
    </style:style>
    <style:style style:name="Definition" style:family="text">
      <style:text-properties fo:language="en" fo:country="GB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5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21T14:04:15</meta:creation-date>
    <dc:date>2025-12-27T07:39:16</dc:date>
    <meta:generator>AO_Office/5.5.9$Unix OpenOffice.org_project/4115m2$Build-9813</meta:generator>
    <meta:document-statistic meta:table-count="0" meta:image-count="0" meta:object-count="0" meta:page-count="1" meta:paragraph-count="58" meta:word-count="701" meta:character-count="3366"/>
  </office:meta>
</office:document-meta>
</file>